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1T11:40:03.536042700</meta:creation-date>
    <meta:document-statistic meta:table-count="0" meta:image-count="0" meta:object-count="0" meta:page-count="1" meta:paragraph-count="0" meta:word-count="0" meta:character-count="0" meta:non-whitespace-character-count="0"/>
    <meta:generator>Collabora_Office/25.04.4.1$Windows_X86_64 LibreOffice_project/f480371b3264c411f77b0731156f81670f92e7d0</meta:generator>
  </office:meta>
</office:document-meta>
</file>